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0339a" officeooo:paragraph-rsid="000033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24e74" officeooo:paragraph-rsid="00024e7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3e3eb" officeooo:paragraph-rsid="0003e3e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4c6da" officeooo:paragraph-rsid="0004c6da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officeooo:paragraph-rsid="0001f7fa" style:font-size-asian="16pt" style:font-weight-asian="bold" style:font-size-complex="16pt" style:font-weight-complex="bold"/>
    </style:style>
    <style:style style:name="P8" style:family="paragraph" style:parent-style-name="Text_20_body">
      <style:text-properties officeooo:rsid="0000339a"/>
    </style:style>
    <style:style style:name="P9" style:family="paragraph" style:parent-style-name="Text_20_body">
      <style:text-properties officeooo:rsid="0000339a" officeooo:paragraph-rsid="0000339a"/>
    </style:style>
    <style:style style:name="P10" style:family="paragraph" style:parent-style-name="Text_20_body" style:list-style-name="L3"/>
    <style:style style:name="P11" style:family="paragraph" style:parent-style-name="Text_20_body">
      <style:text-properties officeooo:rsid="00024e74"/>
    </style:style>
    <style:style style:name="P12" style:family="paragraph" style:parent-style-name="Text_20_body">
      <style:text-properties officeooo:rsid="00024e74" officeooo:paragraph-rsid="00024e74"/>
    </style:style>
    <style:style style:name="P13" style:family="paragraph" style:parent-style-name="Text_20_body">
      <style:text-properties officeooo:rsid="0003e3eb"/>
    </style:style>
    <style:style style:name="P14" style:family="paragraph" style:parent-style-name="Text_20_body">
      <style:text-properties officeooo:rsid="0003e3eb" officeooo:paragraph-rsid="0003e3eb"/>
    </style:style>
    <style:style style:name="P15" style:family="paragraph" style:parent-style-name="Text_20_body">
      <style:text-properties officeooo:rsid="0004c6da"/>
    </style:style>
    <style:style style:name="P16" style:family="paragraph" style:parent-style-name="Text_20_body">
      <style:text-properties officeooo:rsid="0004c6da" officeooo:paragraph-rsid="0004c6da"/>
    </style:style>
    <style:style style:name="P17" style:family="paragraph" style:parent-style-name="Text_20_body">
      <style:text-properties officeooo:rsid="000579cd" officeooo:paragraph-rsid="000579cd"/>
    </style:style>
    <style:style style:name="P18" style:family="paragraph" style:parent-style-name="Text_20_body">
      <style:paragraph-properties fo:margin-top="0cm" fo:margin-bottom="0.499cm" loext:contextual-spacing="false"/>
      <style:text-properties officeooo:paragraph-rsid="0001f7fa"/>
    </style:style>
    <style:style style:name="T1" style:family="text">
      <style:text-properties officeooo:rsid="00003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f7fa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00339a" style:font-size-asian="10.5pt" style:font-weight-asian="bold" style:font-size-complex="12pt" style:font-weight-complex="bold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00339a" style:font-size-asian="10.5pt" style:font-size-complex="12pt"/>
    </style:style>
    <style:style style:name="T8" style:family="text">
      <style:text-properties fo:font-size="12pt" officeooo:rsid="0001f7fa" style:font-size-asian="10.5pt" style:font-size-complex="12pt"/>
    </style:style>
    <style:style style:name="T9" style:family="text">
      <style:text-properties officeooo:rsid="000579c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eck Palindrome</text:p>
      <text:p text:style-name="Text_20_body">Given a string, write a c function to check if it is palindrome or not. </text:p>
      <text:p text:style-name="Text_20_body">A string is said to be palindrome if reverse of the string is same as string. For example, “abba” is palindrome, but “abbc” is not palindrome.</text:p>
      <text:p text:style-name="Text_20_body"><text:span text:style-name="Strong_20_Emphasis">Input Format</text:span></text:p>
      <text:p text:style-name="Text_20_body">In the function a string is passed.</text:p>
      <text:p text:style-name="Text_20_body"><text:span text:style-name="Strong_20_Emphasis">Output Format</text:span></text:p>
      <text:p text:style-name="Text_20_body">Return true if it is palindrome else false.</text:p>
      <text:p text:style-name="Text_20_body"/>
      <text:p text:style-name="Text_20_body"><text:span text:style-name="Strong_20_Emphasis">Sample Input </text:span></text:p>
      <text:p text:style-name="P1">abcdcba</text:p>
      <text:p text:style-name="Text_20_body"/>
      <text:p text:style-name="Text_20_body"><text:span text:style-name="Strong_20_Emphasis">Sample Output </text:span></text:p>
      <text:p text:style-name="P1">true</text:p>
      <text:p text:style-name="P9"><text:span text:style-name="T2">Solution</text:span>: palindrome.cpp</text:p>
      <text:p text:style-name="P9"/>
      <text:p text:style-name="P2">String Compression</text:p>
      <text:p text:style-name="Text_20_body"/>
      <text:p text:style-name="Text_20_body">Given an array of characters <text:span text:style-name="Source_20_Text">chars</text:span>, compress it using the following algorithm:</text:p>
      <text:p text:style-name="Text_20_body">Begin with an empty string <text:span text:style-name="Source_20_Text">s</text:span>. For each group of <text:span text:style-name="Strong_20_Emphasis">consecutive repeating characters</text:span> in <text:span text:style-name="Source_20_Text">chars</text:span>:</text:p>
      <text:list xml:id="list2413299163" text:style-name="L3">
        <text:list-item>
          <text:p text:style-name="P10">If the group's length is 1, append the character to <text:span text:style-name="Source_20_Text">s</text:span>.</text:p>
        </text:list-item>
        <text:list-item>
          <text:p text:style-name="P10">Otherwise, append the character followed by the group's length.</text:p>
        </text:list-item>
      </text:list>
      <text:p text:style-name="Text_20_body">The compressed string <text:span text:style-name="Source_20_Text">s</text:span> <text:span text:style-name="Strong_20_Emphasis">should not be returned separately</text:span>, but instead be stored <text:span text:style-name="Strong_20_Emphasis">in the input character array </text:span><text:span text:style-name="Source_20_Text"><text:span text:style-name="Strong_20_Emphasis">chars</text:span></text:span>. Note that group lengths that are 10 or longer will be split into multiple characters in <text:span text:style-name="Source_20_Text">chars</text:span>.</text:p>
      <text:p text:style-name="Text_20_body">After you are done <text:span text:style-name="Strong_20_Emphasis">modifying the input array</text:span>, return <text:span text:style-name="Emphasis">the new length of the array</text:span>.</text:p>
      <text:p text:style-name="Text_20_body">You must write an algorithm that uses only constant extra space.</text:p>
      <text:p text:style-name="Text_20_body"><text:span text:style-name="Strong_20_Emphasis">Input Format</text:span></text:p>
      <text:p text:style-name="Text_20_body">In the function a vector of characters is passed.</text:p>
      <text:p text:style-name="Text_20_body"><text:span text:style-name="Strong_20_Emphasis">Output Format</text:span></text:p>
      <text:p text:style-name="Text_20_body">Return the updated vector</text:p>
      <text:p text:style-name="Text_20_body"/>
      <text:p text:style-name="Text_20_body"><text:soft-page-break/><text:span text:style-name="Strong_20_Emphasis">Example 1:</text:span></text:p>
      <text:p text:style-name="P1">Input: chars = ["a","a","b","b","c","c","c"]Output: Return 6, and the first 6 characters of the input array should be: ["a","2","b","2","c","3"]Explanation: The groups are "aa", "bb", and "ccc". This compresses to "a2b2c3".</text:p>
      <text:p text:style-name="Text_20_body"><text:span text:style-name="Strong_20_Emphasis">Example 2:</text:span></text:p>
      <text:p text:style-name="P1">Input: chars = ["a","b","b","b","b","b","b","b","b","b","b","b","b"]Output: Return 4, and the first 4 characters of the input array should be: ["a","b","1","2"].Explanation: The groups are "a" and "bbbbbbbbbbbb". This compresses to "ab12".</text:p>
      <text:p text:style-name="P18"><text:span text:style-name="T5">Solution</text:span><text:span text:style-name="T7">: </text:span><text:span text:style-name="T8">stringCompression</text:span><text:span text:style-name="T7">.cpp</text:span></text:p>
      <text:p text:style-name="P18"><text:span text:style-name="T7"/></text:p>
      <text:p text:style-name="P7"><text:span text:style-name="T1">Are Permutation</text:span></text:p>
      <text:p text:style-name="Text_20_body">Given two strings A and B. Check if one string is permutation of the other.<text:line-break/>A Permutation of a string is another string that contains same characters, only the order of characters can be different. For example, “abcd” and “dabc” are Permutation of each other.</text:p>
      <text:p text:style-name="Text_20_body"><text:span text:style-name="Strong_20_Emphasis">Input Format</text:span></text:p>
      <text:p text:style-name="Text_20_body">In the function two strings passed.</text:p>
      <text:p text:style-name="Text_20_body"><text:span text:style-name="Strong_20_Emphasis">Output Format</text:span></text:p>
      <text:p text:style-name="Text_20_body">Return true if B is permutation of A else false.</text:p>
      <text:p text:style-name="Text_20_body"/>
      <text:p text:style-name="Text_20_body"><text:span text:style-name="Strong_20_Emphasis">Sample Input </text:span></text:p>
      <text:p text:style-name="P1">string A = "test", B = "ttew"</text:p>
      <text:p text:style-name="Text_20_body"/>
      <text:p text:style-name="Text_20_body"><text:span text:style-name="Strong_20_Emphasis">Sample Output </text:span></text:p>
      <text:p text:style-name="P1">NO</text:p>
      <text:p text:style-name="P12"><text:span text:style-name="T5">S</text:span><text:span text:style-name="T4">olution</text:span><text:span text:style-name="T6">: premutation.cpp</text:span></text:p>
      <text:p text:style-name="P12"><text:span text:style-name="T6"/></text:p>
      <text:p text:style-name="P3">Remove Duplicates</text:p>
      <text:p text:style-name="Text_20_body"/>
      <text:p text:style-name="Text_20_body">Given a string <text:span text:style-name="Strong_20_Emphasis">S</text:span>, the task is to remove all the duplicates from the given string </text:p>
      <text:p text:style-name="Text_20_body">and return the updated string in sorted order.</text:p>
      <text:p text:style-name="Text_20_body"><text:span text:style-name="Strong_20_Emphasis">Input Format</text:span></text:p>
      <text:p text:style-name="Text_20_body">In the function a string is passed.</text:p>
      <text:p text:style-name="Text_20_body"><text:soft-page-break/><text:span text:style-name="Strong_20_Emphasis">Output Format</text:span></text:p>
      <text:p text:style-name="Text_20_body">Return the updated string.</text:p>
      <text:p text:style-name="Text_20_body"/>
      <text:p text:style-name="Text_20_body"><text:span text:style-name="Strong_20_Emphasis">Sample Input </text:span></text:p>
      <text:p text:style-name="P1">string s = "geeksforgeeks"</text:p>
      <text:p text:style-name="Text_20_body"/>
      <text:p text:style-name="Text_20_body"><text:span text:style-name="Strong_20_Emphasis">Sample Output </text:span></text:p>
      <text:p text:style-name="P1">"efgkors"</text:p>
      <text:p text:style-name="P14"><text:span text:style-name="T4">Solution</text:span><text:span text:style-name="T6">: removeDuplicates.cpp</text:span></text:p>
      <text:p text:style-name="P14"><text:span text:style-name="T6"/></text:p>
      <text:p text:style-name="P4">Vowel Find</text:p>
      <text:p text:style-name="Text_20_body"/>
      <text:p text:style-name="Text_20_body">Given a string consisting of lowercase English alphabets, return a string containing all the vowels present in S in serial order.</text:p>
      <text:p text:style-name="Text_20_body"><text:span text:style-name="Strong_20_Emphasis">Input Format</text:span></text:p>
      <text:p text:style-name="Text_20_body">In the function a string S is passed.</text:p>
      <text:p text:style-name="Text_20_body"><text:span text:style-name="Strong_20_Emphasis">Output Format</text:span></text:p>
      <text:p text:style-name="Text_20_body">Return a string.</text:p>
      <text:p text:style-name="Text_20_body"/>
      <text:p text:style-name="Text_20_body"><text:span text:style-name="Strong_20_Emphasis">Sample Input </text:span></text:p>
      <text:p text:style-name="P1">S = "aeoibsddaeioudb"</text:p>
      <text:p text:style-name="Text_20_body"/>
      <text:p text:style-name="Text_20_body"><text:span text:style-name="Strong_20_Emphasis">Sample Output </text:span></text:p>
      <text:p text:style-name="P1">"aeoiaeiou"</text:p>
      <text:p text:style-name="P16"><text:span text:style-name="T4">Solution</text:span><text:span text:style-name="T6">: vowels.cpp</text:span></text:p>
      <text:p text:style-name="P16"><text:span text:style-name="T6"/></text:p>
      <text:p text:style-name="P5">Binary String to Number</text:p>
      <text:p text:style-name="Text_20_body"/>
      <text:p text:style-name="Text_20_body"><text:span text:style-name="T9">\</text:span>Given a binary string as input, convert into its decimal form and return it as an integer.</text:p>
      <text:p text:style-name="Text_20_body"><text:span text:style-name="Strong_20_Emphasis">Input Format</text:span></text:p>
      <text:p text:style-name="Text_20_body">In the function a binary string is passed.</text:p>
      <text:p text:style-name="Text_20_body"><text:span text:style-name="Strong_20_Emphasis">Output Format</text:span></text:p>
      <text:p text:style-name="Text_20_body"><text:soft-page-break/>Return an integer.</text:p>
      <text:p text:style-name="Text_20_body"/>
      <text:p text:style-name="Text_20_body"><text:span text:style-name="Strong_20_Emphasis">Sample Input </text:span></text:p>
      <text:p text:style-name="P1">111</text:p>
      <text:p text:style-name="Text_20_body"/>
      <text:p text:style-name="Text_20_body"><text:span text:style-name="Strong_20_Emphasis">Sample Output </text:span></text:p>
      <text:p text:style-name="P1">7</text:p>
      <text:p text:style-name="P17"><text:span text:style-name="T4">Solution</text:span><text:span text:style-name="T6">: binaryString.c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5:42:40.291005824</meta:creation-date>
    <dc:date>2022-08-15T15:49:46.290767709</dc:date>
    <meta:editing-duration>PT7M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74" meta:word-count="488" meta:character-count="3007" meta:non-whitespace-character-count="2583"/>
  </office:meta>
</office:document-meta>
</file>